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JP1" svg:font-family="'Noto Sans CJK JP'"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Text_20_body" style:list-style-name="L2">
      <style:text-properties officeooo:paragraph-rsid="0014cadb"/>
    </style:style>
    <style:style style:name="P5" style:family="paragraph" style:parent-style-name="Text_20_body" style:list-style-name="L2">
      <style:text-properties officeooo:rsid="001543c4" officeooo:paragraph-rsid="001543c4"/>
    </style:style>
    <style:style style:name="P6" style:family="paragraph" style:parent-style-name="Text_20_body" style:list-style-name="L5">
      <style:text-properties officeooo:paragraph-rsid="00167946"/>
    </style:style>
    <style:style style:name="P7" style:family="paragraph" style:parent-style-name="Text_20_body">
      <style:text-properties officeooo:paragraph-rsid="00167946"/>
    </style:style>
    <style:style style:name="P8" style:family="paragraph" style:parent-style-name="Text_20_body">
      <style:paragraph-properties fo:text-align="end" style:justify-single-word="false"/>
      <style:text-properties officeooo:rsid="00180368" officeooo:paragraph-rsid="00180368"/>
    </style:style>
    <style:style style:name="P9" style:family="paragraph" style:parent-style-name="Text_20_body" style:list-style-name="L2">
      <style:paragraph-properties fo:margin-left="1.251cm" fo:margin-right="0cm" fo:text-indent="0cm" style:auto-text-indent="false"/>
      <style:text-properties officeooo:rsid="001543c4" officeooo:paragraph-rsid="001543c4"/>
    </style:style>
    <style:style style:name="P10" style:family="paragraph" style:parent-style-name="Text_20_body" style:list-style-name="L4">
      <style:paragraph-properties fo:margin-left="1.251cm" fo:margin-right="0cm" fo:text-indent="0cm" style:auto-text-indent="false"/>
      <style:text-properties officeooo:paragraph-rsid="00167946"/>
    </style:style>
    <style:style style:name="P11" style:family="paragraph" style:parent-style-name="Text_20_body">
      <style:paragraph-properties fo:margin-left="0cm" fo:margin-right="0cm" fo:text-indent="0cm" style:auto-text-indent="false"/>
      <style:text-properties officeooo:paragraph-rsid="00167946"/>
    </style:style>
    <style:style style:name="T1" style:family="text">
      <style:text-properties officeooo:rsid="001679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てぃんぬぱう</text:p>
      <text:p text:style-name="P8">Ver. 0.1</text:p>
      <text:h text:style-name="Heading_20_1" text:outline-level="1">０．コンポーネント</text:h>
      <text:p text:style-name="Text_20_body">ダイス６色　×１８個</text:p>
      <text:p text:style-name="Text_20_body">ダイストレイ　×２４個</text:p>
      <text:p text:style-name="Text_20_body">個人ボード　×４枚</text:p>
      <text:p text:style-name="Text_20_body">ボーナスカード　×３０枚</text:p>
      <text:p text:style-name="Text_20_body">袋　×１</text:p>
      <text:h text:style-name="Heading_20_1" text:outline-level="1">１．セットアップ</text:h>
      <text:p text:style-name="Text_20_body">個人ボードを１人に１枚ずつ配る。</text:p>
      <text:p text:style-name="Text_20_body">プレイ人数により、各色のダイスを指定の個数袋に入れてよく混ぜる。<text:line-break/>　２人：６個　３人：１２個　４人：１８個</text:p>
      <text:h text:style-name="Heading_20_1" text:outline-level="1">２．ラウンドの開始</text:h>
      <text:list xml:id="list965857497" text:style-name="L1">
        <text:list-item>
          <text:p text:style-name="P3">ダイストレイを場の中央に６個、円を描くように並べる。<text:line-break/>中央には20cmほどの空間を確保する。</text:p>
        </text:list-item>
        <text:list-item>
          <text:p text:style-name="P3">袋からランダムに４個のダイスを取り出して振る。出た目をそのままに一つのトレイに乗せる。<text:line-break/>これを６個のダイストレイ全てに４個ずつダイスが乗るまで繰り返す。</text:p>
        </text:list-item>
        <text:list-item>
          <text:p text:style-name="P3">残った３個のダイスを中央に置く。合計で２７個のダイスが用意されている。</text:p>
        </text:list-item>
      </text:list>
      <text:h text:style-name="P1" text:outline-level="2"/>
      <text:h text:style-name="P2" text:outline-level="2">３．プレイヤーのターン</text:h>
      <text:p text:style-name="Text_20_body">スタートプレイヤーから時計回りにターンが回ってくる。プレイヤーは以下の順に行動を行う。</text:p>
      <text:list xml:id="list1757156986" text:style-name="L2">
        <text:list-item>
          <text:p text:style-name="P4">一つのダイストレイ、または中央の場からダイスを取る。ダイスのとり方は次のルールに従う。</text:p>
          <text:list>
            <text:list-item>
              <text:p text:style-name="P9">２個以上の同じ色のダイスをすべて取る。</text:p>
            </text:list-item>
            <text:list-item>
              <text:p text:style-name="P9">２個以上の同じ数字のダイスをすべて取る。</text:p>
            </text:list-item>
            <text:list-item>
              <text:p text:style-name="P9">a) b) のどちらもできない場合のみ、１個のダイスを取る。</text:p>
            </text:list-item>
          </text:list>
        </text:list-item>
        <text:list-item>
          <text:p text:style-name="P5">取ったダイスを自分の個人ボード左側のスペースに、色と数字が一致するところに置く。<text:line-break/>すでにダイスが置かれている場合は右側のスペースの枠内に置く。<text:line-break/>右側のスペースの枠に３個のダイスが揃うごとにボーナスカードを１枚選んで手元に置く。</text:p>
        </text:list-item>
        <text:list-item>
          <text:p text:style-name="P5">ダイストレイからダイスを取った場合、残ったダイスはトレイから場の中央に移動する。<text:line-break/>トレイはプレイヤーの手元に置く。</text:p>
        </text:list-item>
        <text:list-item>
          <text:p text:style-name="P5">左隣のプレイヤーにターンが移動する。</text:p>
        </text:list-item>
      </text:list>
      <text:h text:style-name="Heading_20_2" text:outline-level="2">４．ラウンドの終了</text:h>
      <text:p text:style-name="Text_20_body">すべてのダイストレイと場からダイスがなくなったらラウンドの終了となる。<text:line-break/>このラウンドのスタートプレイヤーの左隣のプレイヤーが次のラウンドのスタートプレイヤーとなる。</text:p>
      <text:h text:style-name="Heading_20_2" text:outline-level="2">５．ゲームの終了</text:h>
      <text:p text:style-name="Text_20_body">プレイヤー人数分のラウンドが終了したら（袋の中にダイスがなくなったら）ゲームの終了となる。</text:p>
      <text:h text:style-name="Heading_20_1" text:outline-level="1">６．得点計算</text:h>
      <text:p text:style-name="P7">各プレイヤーは個人ボード左側のスペースで点数を計算する。</text:p>
      <text:list xml:id="list2224973076" text:style-name="L4">
        <text:list-item>
          <text:list>
            <text:list-item>
              <text:p text:style-name="P10">各ダイス色ごとに、配置されたダイスの個数で点数を計算する。<text:line-break/>（０，１，３，６，１０，１５）点</text:p>
            </text:list-item>
            <text:list-item>
              <text:p text:style-name="P10">各ダイス目ごとに、配置されたダイスの個数で点数を計算する。<text:line-break/>（０，１，３，６，１０，１５）点</text:p>
            </text:list-item>
          </text:list>
        </text:list-item>
      </text:list>
      <text:p text:style-name="P11">各プレイヤーは個人ボード右側のスペースで減点を計算する。</text:p>
      <text:list xml:id="list584369567" text:style-name="L5">
        <text:list-item>
          <text:list>
            <text:list-item>
              <text:p text:style-name="P6">−１の枠にあるダイス１個につき−１点、−２の枠にあるダイス１個につき−２点…<text:line-break/>として減点していく。</text:p>
            </text:list-item>
          </text:list>
        </text:list-item>
      </text:list>
      <text:p text:style-name="P7">ボーナスカードによる得点を加算する。所有しているだけで点数になるものと、条件を満たしたときに点数になるカードがある。</text:p>
      <text:p text:style-name="P7"/>
      <text:p text:style-name="P7">得点の一番多いプレイヤーが勝者となる。同じ得点のプレイヤーが複数いた場合、左側のスペースに配置したダイスの数が多いプレイヤーが勝者となる。配置したダイスの数が同じ場合は勝利を分かち合う。</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JP1" svg:font-family="'Noto Sans CJK JP'"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CJK JP"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CJK JP"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CJK JP" style:font-family-complex="'Noto Sans CJK JP'"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JP1" style:font-family-complex="'Noto Sans CJK JP'"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JP1" style:font-family-complex="'Noto Sans CJK JP'"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JP1" style:font-family-complex="'Noto Sans CJK JP'"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19:35:23.322456179</meta:creation-date>
    <dc:date>2022-05-21T20:04:43.887173065</dc:date>
    <meta:editing-duration>PT7M54S</meta:editing-duration>
    <meta:editing-cycles>3</meta:editing-cycles>
    <meta:generator>LibreOffice/7.1.7.2$Linux_X86_64 LibreOffice_project/10$Build-2</meta:generator>
    <meta:document-statistic meta:table-count="0" meta:image-count="0" meta:object-count="0" meta:page-count="2" meta:paragraph-count="36" meta:word-count="1146" meta:character-count="1190" meta:non-whitespace-character-count="1169"/>
  </office:meta>
</office:document-meta>
</file>